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0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SUTTA ASIN, CIRCUNCISION LIVI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CO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UTTA ASIN, CIRCUNCISION LIVI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HUAMAN SUTTA, JULIO RAMON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</text:p>
          </table:table-cell>
        </table:table-row>
        <table:table-row>
          <table:table-cell table:style-name="Tabla1.A2" office:value-type="float" office:value="0">
            <text:p text:style-name="P7">F. ROJO</text:p>
          </table:table-cell>
          <table:table-cell table:style-name="Tabla1.B2" office:value-type="string">
            <text:p text:style-name="P9">Cant.Cajas: <text:span text:style-name="T11">2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1480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1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4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9T23:30:0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